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5.827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9.95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5.017cm"/>
    </style:style>
    <style:style style:name="co8" style:family="table-column">
      <style:table-column-properties fo:break-before="auto" style:column-width="8.703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4.995cm"/>
    </style:style>
    <style:style style:name="co12" style:family="table-column">
      <style:table-column-properties fo:break-before="auto" style:column-width="7.317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Catalogue_20_Item_20_Specification_20_U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fo:border="none"/>
    </style:style>
    <style:style style:name="ce2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Item Specification Up" table:style-name="ta1" table:print-ranges="'Catalogue Item Specification Up'.A2:'Catalogue Item Specification Up'.AE20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4"/>
        <table:table-column table:style-name="co5" table:default-cell-style-name="ce7"/>
        <table:table-column table:style-name="co6" table:default-cell-style-name="ce7"/>
        <table:table-column table:style-name="co3" table:number-columns-repeated="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23"/>
        <table:table-column table:style-name="co10" table:default-cell-style-name="ce7"/>
        <table:table-column table:style-name="co11" table:default-cell-style-name="ce14"/>
        <table:table-column table:style-name="co12" table:default-cell-style-name="ce7"/>
        <table:table-column table:style-name="co13" table:default-cell-style-name="ce7"/>
        <table:table-column table:style-name="co10" table:default-cell-style-name="ce7"/>
        <table:table-column table:style-name="co3" table:number-columns-repeated="2" table:default-cell-style-name="ce7"/>
        <table:table-column table:style-name="co14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517cm" svg:height="6.005cm" svg:x="8.005cm" svg:y="0.277cm" draw:caption-point-x="-8.005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9cm" svg:height="6.005cm" svg:x="22.2cm" svg:y="0.277cm" draw:caption-point-x="-22.2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312cm" svg:height="6.005cm" svg:x="24.931cm" svg:y="0.277cm" draw:caption-point-x="-24.931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5.223cm" svg:height="6.005cm" svg:x="34.571cm" svg:y="0.277cm" draw:caption-point-x="-34.571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21.015cm" svg:height="2.264cm" svg:x="37.553cm" svg:y="0.054cm" draw:caption-point-x="-37.553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10.85cm" svg:height="5.101cm" svg:x="40.921cm" svg:y="0.054cm" draw:caption-point-x="-40.921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10.851cm" svg:height="5.101cm" svg:x="43.184cm" svg:y="0.054cm" draw:caption-point-x="-43.184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26cm" svg:height="3.464cm" svg:x="45.448cm" svg:y="0.054cm" draw:caption-point-x="-45.44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4cm" svg:height="6.005cm" svg:x="47.711cm" svg:y="0.277cm" draw:caption-point-x="-47.711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681cm" svg:height="6.005cm" svg:x="54.503cm" svg:y="0.277cm" draw:caption-point-x="-54.503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7.844cm" svg:height="6.005cm" svg:x="60.686cm" svg:y="0.277cm" draw:caption-point-x="-60.686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6.005cm" svg:x="67.95cm" svg:y="0.277cm" draw:caption-point-x="-67.95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13.016cm" svg:height="6.005cm" svg:x="69.027cm" svg:y="0.277cm" draw:caption-point-x="-69.027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04cm" svg:height="6.005cm" svg:x="73.027cm" svg:y="0.277cm" draw:caption-point-x="-73.027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8.616cm" svg:height="6.005cm" svg:x="86.561cm" svg:y="0.277cm" draw:caption-point-x="-86.561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7" office:value-type="string">
            <office:annotation draw:style-name="gr1" draw:text-style-name="P1" svg:width="4.448cm" svg:height="6.005cm" svg:x="100.087cm" svg:y="0.277cm" draw:caption-point-x="-100.087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7" office:value-type="string">
            <office:annotation draw:style-name="gr1" draw:text-style-name="P1" svg:width="4.502cm" svg:height="6.005cm" svg:x="102.571cm" svg:y="0.277cm" draw:caption-point-x="-102.571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ItemSpecificationUpdate">
              <text:p>CatalogueItemSpecificationUpdate</text:p>
            </table:table-cell>
            <table:table-cell table:style-name="ce2" office:value-type="string">
              <text:p>Catalogue Item Specification Update. Details</text:p>
            </table:table-cell>
            <table:table-cell table:style-name="ce10"/>
            <table:table-cell table:style-name="ce10" office:value-type="string">
              <text:p>Catalogue Item Specification Update</text:p>
            </table:table-cell>
            <table:table-cell table:style-name="ce10" table:number-columns-repeated="10"/>
            <table:table-cell table:style-name="ce21"/>
            <table:table-cell table:style-name="ce10" office:value-type="string">
              <text:p>ABIE</text:p>
            </table:table-cell>
            <table:table-cell table:style-name="ce28" office:value-type="string">
              <text:p>The document used to update information about Items (eg technical descriptions and properties) on an existing Catalogue</text:p>
            </table:table-cell>
            <table:table-cell table:style-name="ce28"/>
            <table:table-cell table:style-name="ce39"/>
            <table:table-cell table:style-name="ce43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9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Item Specification Update. UBL Version Identifier. Identifier</text:p>
          </table:table-cell>
          <table:table-cell table:style-name="ce11"/>
          <table:table-cell office:value-type="string">
            <text:p>Catalogue Item Specification Updat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2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9" office:value-type="string">
            <text:p>The version of the UBL schema being used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0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Catalogue Item Specification Update. Subset Identifier. Identifier</text:p>
          </table:table-cell>
          <table:table-cell table:style-name="ce11"/>
          <table:table-cell office:value-type="string">
            <text:p>Catalogue Item Specification Update</text:p>
          </table:table-cell>
          <table:table-cell table:style-name="ce16"/>
          <table:table-cell table:style-name="ce16" office:value-type="string">
            <text:p>Subset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2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The identifier for a user defined subset of UBL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0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Item Specification Update. Profile Identifier. Identifier</text:p>
          </table:table-cell>
          <table:table-cell table:style-name="ce11"/>
          <table:table-cell office:value-type="string">
            <text:p>Catalogue Item Specification Updat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2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The identifier for a user defined profile of the subset of UBL being used. 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0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atalogue Item Specification Update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An identifier for the Catalogue Revision assigned by the Seller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atalogue Item Specification Update. UUID. Identifier</text:p>
          </table:table-cell>
          <table:table-cell/>
          <table:table-cell office:value-type="string">
            <text:p>Catalogue Item Specification Update</text:p>
          </table:table-cell>
          <table:table-cell/>
          <table:table-cell/>
          <table:table-cell table:style-name="Default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Catalogue Revision instance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Catalogue Item Specification Update. Name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vision</text:p>
          </table:table-cell>
          <table:table-cell office:value-type="string">
            <text:p>"electrical goods - new energy ratings.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Item Specification Update. Issue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logue Revision was issu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Item Specification Update. Issue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Revision was issu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8" office:value-type="string">
            <text:p>Catalogue Item Specification Update. Revision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Default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date assigned by the Seller at which the Catalogue was revis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8" office:value-type="string">
            <text:p>Catalogue Item Specification Update. Revision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Default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time assigned by the Seller at which the Catalogue was revised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Item Specification Update. Note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Free 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Item Specification Update. Description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A description of the Catalogue Revision</text:p>
          </table:table-cell>
          <table:table-cell office:value-type="string">
            <text:p>"ratings based on new environmental standards for EU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Item Specification Update. Version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To indicate the current version of the Catalogue Revision</text:p>
          </table:table-cell>
          <table:table-cell office:value-type="string">
            <text:p>"1.1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atalogue Item Specification Update. Line Count. Numeric</text:p>
          </table:table-cell>
          <table:table-cell/>
          <table:table-cell office:value-type="string">
            <text:p>Catalogue Item Specification Updat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The number of lines in the document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Item Specification Update. Validity_ Period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4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Item Specification Update. Related_ Catalogue Referenc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Related</text:p>
          </table:table-cell>
          <table:table-cell table:style-name="ce12"/>
          <table:table-cell table:style-name="ce12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5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Catalogue containing the revised Items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Item Specification Update. Referenced_ Contract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4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An association to a framework agreement or contract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Item Specification Update. Signatur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number-columns-repeated="2" table:style-name="ce12"/>
          <table:table-cell table:style-name="ce12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Signature</text:p>
          </table:table-cell>
          <table:table-cell table:style-name="ce12"/>
          <table:table-cell table:style-name="ce24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document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Item Specification Update. Provider_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6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Provider Party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Item Specification Update. Receiver_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6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Receiver Party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Item Specification Update. Seller_ Supplier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Seller Party responsible for the contract to which the Catalogue relates.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Item Specification Update. Contractor_ Customer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Customer Party responsible for the contract to which the Catalogue relates.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Item Specification Update. Trading Terms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number-columns-repeated="2" table:style-name="ce12"/>
          <table:table-cell table:style-name="ce12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Trading Terms</text:p>
          </table:table-cell>
          <table:table-cell table:style-name="ce12"/>
          <table:table-cell table:style-name="ce24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rading terms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Item Specification Update. Default Languag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Default</text:p>
          </table:table-cell>
          <table:table-cell table:style-name="ce12"/>
          <table:table-cell table:style-name="ce12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Language</text:p>
          </table:table-cell>
          <table:table-cell table:style-name="ce12"/>
          <table:table-cell table:style-name="ce24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The default language for the item specification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06"/>
          <table:table-cell table:style-name="ce7"/>
          <table:table-cell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ItemSpecificationUpdateLine">
            <text:p>CatalogueItemSpecificationUpdateLine</text:p>
          </table:table-cell>
          <table:table-cell table:style-name="ce4" office:value-type="string">
            <text:p>Catalogue Item Specification Update. Catalogue Item Specification Update Lin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Item Specification Update Line</text:p>
          </table:table-cell>
          <table:table-cell table:style-name="ce12"/>
          <table:table-cell table:style-name="ce24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Catalogue Item Specification Update Lines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0"/>
          <table:table-cell table:style-name="ce27"/>
          <table:table-cell table:style-name="ce20" office:value-type="string">
            <text:p>END</text:p>
          </table:table-cell>
          <table:table-cell table:style-name="ce37" table:number-columns-repeated="4"/>
          <table:table-cell table:style-name="ce42"/>
          <table:table-cell table:style-name="ce48"/>
          <table:table-cell table:style-name="ce6" table:number-columns-repeated="9"/>
          <table:table-cell table:number-columns-repeated="225"/>
        </table:table-row>
        <table:table-row table:style-name="ro2">
          <table:table-cell table:number-columns-repeated="256"/>
        </table:table-row>
        <table:table-row table:style-name="ro3" table:number-rows-repeated="47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20"/>
          <table:table-cell table:style-name="ce27"/>
          <table:table-cell table:style-name="ce20" office:value-type="string">
            <text:p>END</text:p>
          </table:table-cell>
          <table:table-cell table:style-name="ce37" table:number-columns-repeated="2"/>
          <table:table-cell table:style-name="ce42"/>
          <table:table-cell table:style-name="ce37"/>
          <table:table-cell table:style-name="ce6" table:number-columns-repeated="11"/>
          <table:table-cell table:number-columns-repeated="225"/>
        </table:table-row>
        <table:table-row table:style-name="ro3" table:number-rows-repeated="6545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Item Specification Up'.$A$1" table:cell-range-address="$'Catalogue Item Specification Up'.$A$1:.$IV$1"/>
        <table:named-expression table:name="BuiltIn_AutoFilter___1" table:base-cell-address="$'Catalogue Item Specification Up'.$A$1" table:expression="&quot;$Invoice.$#REF!$#REF!:$#REF!$#REF!&quot;"/>
        <table:named-range table:name="Excel_BuiltIn_Print_Titles_1" table:base-cell-address="$'Catalogue Item Specification Up'.$A$1" table:cell-range-address="$'Catalogue Item Specification Up'.$A$2:.$IC$2"/>
        <table:named-expression table:name="Excel_BuiltIn_Print_Titles_1___0" table:base-cell-address="$'Catalogue Item Specification Up'.$A$1" table:expression="&quot;$Invoice.$#REF!$#REF!:$#REF!$#REF!&quot;"/>
        <table:named-range table:name="Excel_BuiltIn_Print_Area_1" table:base-cell-address="$'Catalogue Item Specification Up'.$A$1" table:cell-range-address="$'Catalogue Item Specification Up'.$A$2:.$AE$20" table:range-usable-as="print-range"/>
        <table:named-range table:name="Excel_BuiltIn_Print_Titles_1 1" table:base-cell-address="$'Catalogue Item Specification Up'.$A$1" table:cell-range-address="$'Catalogue Item Specification Up'.$A$2:.$IV$2" table:range-usable-as="repeat-column repeat-row"/>
      </table:named-expressions>
      <table:database-ranges>
        <table:database-range table:name="Excel_BuiltIn__FilterDatabase_1" table:target-range-address="'Catalogue Item Specification Up'.A1:'Catalogue Item Specification Up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Item_20_Specification_20_Up" style:display-name="PageStyle_Catalogue Item Specification Up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26:37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9"/>
  </office:meta>
</office:document-meta>
</file>